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75cm" fo:min-width="9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9.859cm" style:use-optimal-column-width="false"/>
    </style:style>
    <style:style style:name="co2" style:family="table-column">
      <style:table-column-properties style:column-width="9.843cm" style:use-optimal-column-width="false"/>
    </style:style>
    <style:style style:name="co3" style:family="table-column">
      <style:table-column-properties style:column-width="8.297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margin-top="0cm" fo:margin-bottom="0cm" fo:line-height="100%"/>
      <style:text-properties fo:font-size="24pt" fo:font-weight="bold" style:font-size-asian="24pt" style:font-name-complex="F" style:font-size-complex="24pt" style:font-weight-complex="bold"/>
    </style:style>
    <style:style style:name="ce2" style:family="table-cell">
      <style:paragraph-properties fo:margin-top="0cm" fo:margin-bottom="0cm" fo:line-height="100%"/>
      <style:text-properties fo:font-size="24pt" style:font-size-asian="24pt" style:font-name-complex="F" style:font-size-complex="24pt"/>
    </style:style>
    <style:style style:name="P1" style:family="paragraph">
      <style:paragraph-properties fo:margin-top="0cm" fo:margin-bottom="0cm" fo:line-height="100%"/>
      <style:text-properties fo:font-size="24pt" fo:font-weight="bold" style:font-size-asian="24pt" style:font-name-complex="F" style:font-size-complex="24pt" style:font-weight-complex="bold"/>
    </style:style>
    <style:style style:name="P2" style:family="paragraph">
      <style:paragraph-properties fo:margin-top="0cm" fo:margin-bottom="0cm" fo:line-height="100%"/>
      <style:text-properties fo:font-size="24pt" style:font-size-asian="24pt" style:font-name-complex="F" style:font-size-complex="24pt"/>
    </style:style>
    <style:style style:name="P3" style:family="paragraph">
      <style:paragraph-properties fo:margin-top="0cm" fo:margin-bottom="0cm" fo:line-height="100%"/>
      <style:text-properties fo:font-size="24pt" fo:font-style="italic" style:font-size-asian="24pt" style:font-name-complex="F" style:font-size-complex="24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name-complex="F" style:font-weight-complex="bold"/>
    </style:style>
    <style:style style:name="T2" style:family="text">
      <style:text-properties style:text-position="super 58%" style:font-name-complex="F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standard" draw:layer="layout" svg:width="27.998cm" svg:height="16.147cm" svg:x="0.179cm" svg:y="0.0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Forme affirmative</text:p>
              </table:table-cell>
              <table:table-cell>
                <text:p text:style-name="P1">Forme négative</text:p>
              </table:table-cell>
              <table:table-cell>
                <text:p text:style-name="P1">Remarque</text:p>
              </table:table-cell>
            </table:table-row>
            <table:table-row table:style-name="ro2" table:default-cell-style-name="ce2">
              <table:table-cell>
                <text:p text:style-name="P2">I like sport</text:p>
                <text:p text:style-name="P3">J’aime le sport</text:p>
              </table:table-cell>
              <table:table-cell>
                <text:p text:style-name="P2">I <text:span text:style-name="T1">do not (don’t)</text:span> like sport</text:p>
                <text:p text:style-name="P3">Je n’aime pas le sport</text:p>
              </table:table-cell>
              <table:table-cell/>
            </table:table-row>
            <table:table-row table:style-name="ro2" table:default-cell-style-name="ce2">
              <table:table-cell>
                <text:p text:style-name="P2">He run<text:span text:style-name="T1">s </text:span>so fast</text:p>
                <text:p text:style-name="P3">Il court si vite</text:p>
              </table:table-cell>
              <table:table-cell>
                <text:p text:style-name="P2">He <text:span text:style-name="T1">does not </text:span><text:span text:style-name="T1">(doesn’t)</text:span> run so fast</text:p>
                <text:p text:style-name="P3">Il ne court pas si vite</text:p>
              </table:table-cell>
              <table:table-cell>
                <text:p text:style-name="P2">Au présent, C’est DO qui porte le « s » de la 3<text:span text:style-name="T2">e</text:span> personne du singulier (He / she / it)</text:p>
                <text:p text:style-name="P2">Does not + verbe infinitif</text:p>
              </table:table-cell>
            </table:table-row>
            <table:table-row table:style-name="ro2" table:default-cell-style-name="ce2">
              <table:table-cell>
                <text:p text:style-name="P2">He represent<text:span text:style-name="T1">ed</text:span> his community</text:p>
                <text:p text:style-name="P3">Il représentait sa communauté</text:p>
              </table:table-cell>
              <table:table-cell>
                <text:p text:style-name="P2">He <text:span text:style-name="T1">did not</text:span> (<text:span text:style-name="T1">didn’t</text:span>) represent his community</text:p>
                <text:p text:style-name="P3">Il ne représentait pas sa communauté</text:p>
              </table:table-cell>
              <table:table-cell>
                <text:p text:style-name="P2">C’est DO qui porte le prétérit et devient DID</text:p>
                <text:p text:style-name="P2">Did not + verbe infinitif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xml:id="id1" draw:id="id1" draw:layer="layout" svg:width="10cm" svg:height="7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10cm" svg:height="7cm" svg:x="20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10cm" svg:height="7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10cm" svg:height="7cm" svg:x="20cm" svg:y="1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7" draw:layer="layout" svg:width="21cm" svg:height="8.783cm" svg:x="3.5cm" svg:y="1.5cm">
          <draw:text-box>
            <text:p text:style-name="P6"><text:span text:style-name="T3">Exercise : These </text:span><text:span text:style-name="T3">sentences are false. </text:span><text:span text:style-name="T3">Correct them by using </text:span><text:span text:style-name="T3">the negative form.</text:span></text:p>
            <text:p text:style-name="P6"><text:span text:style-name="T3"/></text:p>
            <text:p><text:span text:style-name="T3">1. He raised his head </text:span><text:span text:style-name="T3">when the National </text:span><text:span text:style-name="T3">anthem played.</text:span></text:p>
            <text:p><text:span text:style-name="T3"/></text:p>
            <text:p><text:span text:style-name="T3">2. Tommie Smith had his </text:span><text:span text:style-name="T3">shoes on.</text:span></text:p>
            <text:p><text:span text:style-name="T3"/></text:p>
            <text:p><text:span text:style-name="T3">3. He wanted to remain </text:span><text:span text:style-name="T3">neutral.</text:span></text:p>
            <text:p><text:span text:style-name="T3"/></text:p>
            <text:p><text:span text:style-name="T3">4. He put his hand over </text:span><text:span text:style-name="T3">his heart.</text:span></text:p>
            <text:p><text:span text:style-name="T3"/></text:p>
            <text:p><text:span text:style-name="T3">5. He faced the flag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inking words – Translate in French </text:p>
          </draw:text-box>
        </draw:frame>
        <draw:frame presentation:style-name="pr3" draw:layer="layout" svg:width="10.1cm" svg:height="9.134cm" svg:x="1.4cm" svg:y="3.685cm" presentation:class="outline" presentation:user-transformed="true">
          <draw:text-box>
            <text:list text:style-name="L4">
              <text:list-item>
                <text:p><text:span text:style-name="T4">Emphasizing </text:span>:</text:p>
              </text:list-item>
              <text:list-item>
                <text:p>As a matter of fact :</text:p>
              </text:list-item>
              <text:list-item>
                <text:p>Indeed</text:p>
              </text:list-item>
              <text:list-item>
                <text:p><text:span text:style-name="T4">Reformulating :</text:span></text:p>
              </text:list-item>
              <text:list-item>
                <text:p><text:span text:style-name="T5">That is to say :</text:span></text:p>
              </text:list-item>
              <text:list-item>
                <text:p><text:span text:style-name="T5">In other words :</text:span></text:p>
              </text:list-item>
            </text:list>
          </draw:text-box>
        </draw:frame>
        <draw:frame presentation:style-name="pr3" draw:layer="layout" svg:width="10.1cm" svg:height="9.134cm" svg:x="13cm" svg:y="3.5cm" presentation:class="outline" presentation:user-transformed="true">
          <draw:text-box>
            <text:list text:style-name="L4">
              <text:list-item>
                <text:p><text:span text:style-name="T4">Summing up</text:span>:</text:p>
              </text:list-item>
              <text:list-item>
                <text:p>To sum up</text:p>
              </text:list-item>
              <text:list-item>
                <text:p>In short</text:p>
              </text:list-item>
              <text:list-item>
                <text:p><text:span text:style-name="T4">Condition:</text:span></text:p>
              </text:list-item>
              <text:list-item>
                <text:p><text:span text:style-name="T5">If</text:span></text:p>
              </text:list-item>
              <text:list-item>
                <text:p><text:span text:style-name="T5">As long 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10.6cm" svg:height="14cm" svg:x="1.151cm" svg:y="1.081cm" presentation:class="outline" presentation:user-transformed="true">
          <draw:text-box>
            <text:list text:style-name="L4">
              <text:list-header>
                <text:p text:style-name="P6"><text:span text:style-name="T4">Consequence</text:span></text:p>
              </text:list-header>
              <text:list-item>
                <text:p text:style-name="P6"><text:span text:style-name="T5">As a result</text:span></text:p>
              </text:list-item>
              <text:list-item>
                <text:p text:style-name="P6"><text:span text:style-name="T5">Therefore</text:span></text:p>
              </text:list-item>
              <text:list-item>
                <text:p text:style-name="P6"><text:span text:style-name="T5">So </text:span></text:p>
              </text:list-item>
              <text:list-item>
                <text:p text:style-name="P6"><text:span text:style-name="T5">Thus</text:span></text:p>
              </text:list-item>
              <text:list-item>
                <text:p text:style-name="P6"><text:span text:style-name="T5">That’s why</text:span></text:p>
              </text:list-item>
            </text:list>
          </draw:text-box>
        </draw:frame>
        <draw:frame presentation:style-name="pr3" draw:text-style-name="P6" draw:layer="layout" svg:width="10.6cm" svg:height="14cm" svg:x="13cm" svg:y="1cm" presentation:class="outline" presentation:user-transformed="true">
          <draw:text-box>
            <text:list text:style-name="L4">
              <text:list-header>
                <text:p text:style-name="P6"><text:span text:style-name="T4">Choice</text:span></text:p>
              </text:list-header>
              <text:list-item>
                <text:p text:style-name="P6"><text:span text:style-name="T5">Neither … nor</text:span></text:p>
                <text:p text:style-name="P6"><text:span text:style-name="T4">Adding ideas</text:span></text:p>
              </text:list-item>
              <text:list-item>
                <text:p text:style-name="P6"><text:span text:style-name="T5">Also</text:span></text:p>
              </text:list-item>
              <text:list-item>
                <text:p text:style-name="P6"><text:span text:style-name="T5">Moreover</text:span></text:p>
              </text:list-item>
              <text:list-item>
                <text:p text:style-name="P6"><text:span text:style-name="T5">In addi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fr" fo:country="FR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super 58%"/>
    </style:style>
    <style:style style:name="Default_20_Paragraph_20_Font" style:display-name="Default Paragraph Font" style:family="graphic">
      <style:paragraph-properties style:text-autospace="none"/>
    </style:style>
    <style:style style:name="Note_20_de_20_bas_20_de_20_page_20_Car" style:display-name="Note de bas de page Car" style:family="graphic">
      <style:paragraph-properties style:text-autospace="none"/>
      <style:text-properties fo:font-size="10pt" style:font-size-complex="10pt"/>
    </style:style>
    <style:style style:name="Titre_20_de_20_tableau" style:display-name="Titre de tableau" style:family="graphic"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fo:margin-top="0cm" fo:margin-bottom="0.497cm" fo:line-height="108%" fo:text-align="start" style:text-autospace="none" style:writing-mode="lr-tb"/>
    </style:style>
    <style:style style:name="Note_20_de_20_bas_20_de_20_page" style:display-name="Note de bas de pag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Légende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2T20:00:27.554788588</meta:creation-date>
    <dc:date>2023-09-12T20:15:47.728773073</dc:date>
    <meta:editing-duration>PT3M49S</meta:editing-duration>
    <meta:editing-cycles>1</meta:editing-cycles>
    <meta:document-statistic meta:object-count="40"/>
    <meta:generator>LibreOffice/7.3.7.2$Linux_X86_64 LibreOffice_project/30$Build-2</meta:generator>
  </office:meta>
</office:document-meta>
</file>